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font-size="14pt" fo:font-weight="bold" style:font-size-complex="14pt" style:font-weight-complex="bold"/>
    </style:style>
    <style:style style:name="P3" style:family="paragraph" style:parent-style-name="Standard" style:master-page-name="Standard">
      <style:paragraph-properties style:page-number="auto" style:writing-mode="lr-tb"/>
      <style:text-properties style:font-name="Times New Roman" fo:font-style="normal" fo:font-weight="normal"/>
    </style:style>
    <style:style style:name="P4" style:family="paragraph" style:parent-style-name="Standard">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ritten 2009 by Nils Maier - Copyrights are disclaimed - Public domain</text:p>
      <text:p text:style-name="P2">You may use this program freely for any means and without any limitation.</text:p>
      <text:p text:style-name="P1"/>
      <text:p text:style-name="P1">GetOptNet, UnRar and #ZipLib are copyrighted and available under free-to-use or completely free licenses.</text:p>
      <text:p text:style-name="P1">7-Zip is copyrighted by Igor Pavlov and available under the GNU Lesser General Public License. See &lt;http://7-zip.org&gt;</text:p>
      <text:p text:style-name="P1"/>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Some icons derived from Tango Project. These icons are public domain.</text:p>
      <text:p text:style-name="P1">Some icons derived from Humanity Icon Theme, being licensed under the GPLv2.</text:p>
      <text:p text:style-name="P1">Some icons derived from Oxygen Icon Theme, being licensed under the GPLv3 or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de" fo:country="DE"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de" fo:country="DE" style:font-name-asian="Lucida Sans Unicode" style:language-asian="zxx" style:country-asian="none" style:font-name-complex="Times New Roman"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complex="Arial" style:font-size-complex="14pt"/>
    </style:style>
    <style:style style:name="caption" style:family="paragraph" style:parent-style-name="Standard">
      <style:paragraph-properties fo:margin-top="0.212cm" fo:margin-bottom="0.212cm"/>
      <style:text-properties fo:font-style="italic" style:font-style-complex="italic"/>
    </style:style>
    <style:style style:name="Index_20__28_user_29_" style:display-name="Index (user)" style:family="paragraph" style:parent-style-name="Standard"/>
    <style:style style:name="WW-Heading" style:family="paragraph" style:parent-style-name="Standard" style:next-style-name="Text_20_body">
      <style:paragraph-properties fo:margin-top="0.423cm" fo:margin-bottom="0.212cm" fo:keep-with-next="always"/>
      <style:text-properties style:font-name="Arial" fo:font-size="14pt" style:font-name-complex="Arial" style:font-size-complex="14pt"/>
    </style:style>
    <style:style style:name="WW-caption" style:family="paragraph" style:parent-style-name="Standard">
      <style:paragraph-properties fo:margin-top="0.212cm" fo:margin-bottom="0.212cm"/>
      <style:text-properties fo:font-style="italic" style:font-style-complex="italic"/>
    </style:style>
    <style:style style:name="WW-Index" style:family="paragraph" style:parent-style-name="Standard"/>
    <style:style style:name="WW-Heading1" style:family="paragraph" style:parent-style-name="Standard" style:next-style-name="Text_20_body">
      <style:paragraph-properties fo:margin-top="0.423cm" fo:margin-bottom="0.212cm" fo:keep-with-next="always"/>
      <style:text-properties style:font-name="Arial" fo:font-size="14pt" style:font-name-asian="Times New Roman" style:font-name-complex="Arial" style:font-size-complex="14pt"/>
    </style:style>
    <style:style style:name="WW-caption1" style:family="paragraph" style:parent-style-name="Standard">
      <style:paragraph-properties fo:margin-top="0.212cm" fo:margin-bottom="0.212cm"/>
      <style:text-properties fo:font-style="italic" style:font-style-complex="italic"/>
    </style:style>
    <style:style style:name="WW-Index1" style:family="paragraph" style:parent-style-name="Standard"/>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ls Maier</meta:initial-creator>
    <meta:creation-date>2009-05-19T01:36:00</meta:creation-date>
    <dc:date>2009-11-13T21:47:18.57</dc:date>
    <dc:creator>Nils Maier</dc:creator>
    <meta:generator>OpenOffice.org/3.1$Win32 OpenOffice.org_project/310m11$Build-9399</meta:generator>
    <meta:document-statistic meta:table-count="0" meta:image-count="0" meta:object-count="0" meta:page-count="1" meta:paragraph-count="8" meta:word-count="169" meta:character-count="1053"/>
    <meta:editing-duration>PT00H03M57S</meta:editing-duration>
    <meta:editing-cycles>1</meta:editing-cycles>
  </office:meta>
</office:document-meta>
</file>